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.62cm" svg:height="0.96cm" svg:x="8.9cm" svg:y="2cm">
          <text:p text:style-name="P1"><text:span text:style-name="T1">Profile switch request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4.38cm" svg:height="1.62cm" svg:x="9.02cm" svg:y="3.5cm">
          <text:p text:style-name="P1"><text:span text:style-name="T2">Are we on current profile?</text:span></text:p>
          <text:p text:style-name="P1"><text:span text:style-name="T2">check profile.conf == pro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xml:id="id3" draw:id="id3" draw:layer="layout" svg:width="0.78cm" svg:height="0.78cm" svg:x="6.22cm" svg:y="3.9cm">
          <text:p text:style-name="P1"><text:span text:style-name="T3">Y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21cm" svg:y1="2.96cm" svg:x2="11.21cm" svg:y2="3.5cm" draw:start-shape="id1" draw:start-glue-point="2" draw:end-shape="id2" draw:end-glue-point="4" svg:d="M11210 2960v540" svg:viewBox="0 0 1 541">
          <text:p/>
        </draw:connector>
        <draw:connector draw:style-name="gr2" draw:text-style-name="P1" draw:layer="layout" draw:type="line" svg:x1="9.02cm" svg:y1="4.31cm" svg:x2="7cm" svg:y2="4.29cm" draw:start-shape="id2" draw:start-glue-point="5" draw:end-shape="id3" draw:end-glue-point="10" svg:d="M9020 4310l-2020-20" svg:viewBox="0 0 2021 21">
          <text:p/>
        </draw:connector>
        <draw:custom-shape draw:style-name="gr1" draw:text-style-name="P5" xml:id="id15" draw:id="id15" draw:layer="layout" svg:width="0.78cm" svg:height="0.78cm" svg:x="15.8cm" svg:y="3.9cm">
          <text:p text:style-name="P1"><text:span text:style-name="T4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7" draw:id="id7" draw:layer="layout" svg:width="3.36cm" svg:height="1.7cm" svg:x="4.94cm" svg:y="9.38cm">
          <text:p text:style-name="P1"><text:span text:style-name="T2">Check</text:span></text:p>
          <text:p text:style-name="P1"><text:span text:style-name="T2">profile.lock == profile</text:span></text:p>
          <text:p text:style-name="P1"><text:span text:style-name="T2">Or</text:span></text:p>
          <text:p text:style-name="P1"><text:span text:style-name="T2">profile.lock older than 6 se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4" draw:id="id4" draw:layer="layout" svg:width="3.06cm" svg:height="1.32cm" svg:x="5.04cm" svg:y="5.66cm">
          <text:p text:style-name="P1"><text:span text:style-name="T2">Check</text:span></text:p>
          <text:p text:style-name="P1"><text:span text:style-name="T2">profile.lock exi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xml:id="id5" draw:id="id5" draw:layer="layout" svg:width="0.78cm" svg:height="0.78cm" svg:x="6.26cm" svg:y="7.8cm">
          <text:p text:style-name="P1"><text:span text:style-name="T3">Y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0.78cm" svg:height="0.78cm" svg:x="8.94cm" svg:y="9.8cm">
          <text:p text:style-name="P1"><text:span text:style-name="T3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6" draw:id="id6" draw:layer="layout" svg:width="0.78cm" svg:height="0.78cm" svg:x="9.02cm" svg:y="5.98cm">
          <text:p text:style-name="P1"><text:span text:style-name="T4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8" draw:id="id8" draw:layer="layout" svg:width="0.78cm" svg:height="0.78cm" svg:x="1.12cm" svg:y="9.82cm">
          <text:p text:style-name="P1"><text:span text:style-name="T4">N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4cm" svg:height="1.7cm" svg:x="0.9cm" svg:y="1.7cm">
          <text:p text:style-name="P1"><text:span text:style-name="T2">Wait 5 sec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61cm" svg:y1="4.68cm" svg:x2="6.57cm" svg:y2="5.66cm" draw:start-shape="id3" draw:start-glue-point="8" draw:end-shape="id4" draw:end-glue-point="4" svg:d="M6610 4680l-40 980" svg:viewBox="0 0 41 981">
          <text:p/>
        </draw:connector>
        <draw:connector draw:style-name="gr2" draw:text-style-name="P1" draw:layer="layout" draw:type="line" svg:x1="6.57cm" svg:y1="6.98cm" svg:x2="6.65cm" svg:y2="7.8cm" draw:start-shape="id4" draw:start-glue-point="6" draw:end-shape="id5" draw:end-glue-point="4" svg:d="M6570 6980l80 820" svg:viewBox="0 0 81 821">
          <text:p/>
        </draw:connector>
        <draw:connector draw:style-name="gr2" draw:text-style-name="P1" draw:layer="layout" draw:type="line" svg:x1="8.1cm" svg:y1="6.32cm" svg:x2="9.02cm" svg:y2="6.37cm" draw:start-shape="id4" draw:start-glue-point="7" draw:end-shape="id6" draw:end-glue-point="6" svg:d="M8100 6320l920 50" svg:viewBox="0 0 921 51">
          <text:p/>
        </draw:connector>
        <draw:connector draw:style-name="gr3" draw:text-style-name="P6" draw:layer="layout" draw:type="line" svg:x1="4.94cm" svg:y1="10.23cm" svg:x2="1.9cm" svg:y2="10.21cm" draw:start-shape="id7" draw:start-glue-point="5" draw:end-shape="id8" draw:end-glue-point="10" svg:d="M4940 10230l-3040-20" svg:viewBox="0 0 3041 21">
          <text:p text:style-name="P1"><text:span text:style-name="T5">Someone is swithching </text:span></text:p>
          <text:p text:style-name="P1"><text:span text:style-name="T5">profile right now</text:span></text:p>
        </draw:connector>
        <draw:connector draw:style-name="gr2" draw:text-style-name="P1" draw:layer="layout" draw:type="line" svg:x1="1.51cm" svg:y1="9.82cm" svg:x2="1.6cm" svg:y2="3.4cm" draw:start-shape="id8" draw:start-glue-point="4" draw:end-shape="id9" draw:end-glue-point="2" svg:d="M1510 9820l90-6420" svg:viewBox="0 0 91 6421">
          <text:p/>
        </draw:connector>
        <draw:connector draw:style-name="gr2" draw:text-style-name="P1" draw:layer="layout" draw:type="line" svg:x1="8.3cm" svg:y1="10.23cm" svg:x2="8.94cm" svg:y2="10.19cm" draw:start-shape="id7" draw:start-glue-point="7" draw:end-shape="id10" draw:end-glue-point="6" svg:d="M8300 10230l640-40" svg:viewBox="0 0 641 41">
          <text:p/>
        </draw:connector>
        <draw:connector draw:style-name="gr2" draw:text-style-name="P1" draw:layer="layout" draw:type="line" svg:x1="6.65cm" svg:y1="8.58cm" svg:x2="6.62cm" svg:y2="9.38cm" draw:start-shape="id5" draw:start-glue-point="8" draw:end-shape="id7" draw:end-glue-point="4" svg:d="M6650 8580l-30 800" svg:viewBox="0 0 31 801">
          <text:p/>
        </draw:connector>
        <draw:connector draw:style-name="gr2" draw:text-style-name="P1" draw:layer="layout" draw:type="line" svg:x1="9.41cm" svg:y1="6.76cm" svg:x2="9.33cm" svg:y2="9.8cm" draw:start-shape="id6" draw:start-glue-point="8" draw:end-shape="id10" draw:end-glue-point="4" svg:d="M9410 6760l-80 3040" svg:viewBox="0 0 81 3041">
          <text:p/>
        </draw:connector>
        <draw:connector draw:style-name="gr2" draw:text-style-name="P1" draw:layer="layout" draw:type="line" svg:x1="2.3cm" svg:y1="2.55cm" svg:x2="8.9cm" svg:y2="2.48cm" draw:start-shape="id9" draw:start-glue-point="1" draw:end-shape="id1" draw:end-glue-point="3" svg:d="M2300 2550l6600-70" svg:viewBox="0 0 6601 71">
          <text:p/>
        </draw:connector>
        <draw:custom-shape draw:style-name="gr1" draw:text-style-name="P4" xml:id="id11" draw:id="id11" draw:layer="layout" svg:width="3cm" svg:height="1cm" svg:x="7.8cm" svg:y="11.9cm">
          <text:p text:style-name="P1"><text:span text:style-name="T3">Write profile to</text:span><text:span text:style-name="T3"><text:line-break/></text:span><text:span text:style-name="T3">profile.lock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33cm" svg:y1="10.58cm" svg:x2="9.3cm" svg:y2="11.9cm" draw:start-shape="id10" draw:start-glue-point="8" draw:end-shape="id11" draw:end-glue-point="0" svg:d="M9330 10580l-30 1320" svg:viewBox="0 0 31 1321">
          <text:p/>
        </draw:connector>
        <draw:custom-shape draw:style-name="gr1" draw:text-style-name="P4" xml:id="id13" draw:id="id13" draw:layer="layout" svg:width="3cm" svg:height="1.2cm" svg:x="7.8cm" svg:y="18.9cm">
          <text:p text:style-name="P1"><text:span text:style-name="T3">Start timestamp</text:span></text:p>
          <text:p text:style-name="P1"><text:span text:style-name="T3">update threa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3cm" svg:y1="12.9cm" svg:x2="9.28cm" svg:y2="15.6cm" draw:start-shape="id11" draw:start-glue-point="2" draw:end-shape="id12" svg:d="M9300 12900l-20 2700" svg:viewBox="0 0 21 2701">
          <text:p/>
        </draw:connector>
        <draw:custom-shape draw:style-name="gr1" draw:text-style-name="P3" xml:id="id12" draw:id="id12" draw:layer="layout" svg:width="3.36cm" svg:height="1.7cm" svg:x="7.6cm" svg:y="15.6cm">
          <text:p text:style-name="P1"><text:span text:style-name="T2">Check</text:span></text:p>
          <text:p text:style-name="P1"><text:span text:style-name="T2">profile.lock == pro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9.28cm" svg:y1="17.3cm" svg:x2="9.3cm" svg:y2="18.9cm" draw:start-shape="id12" draw:start-glue-point="6" draw:end-shape="id13" draw:end-glue-point="0" svg:d="M9280 17300l20 1600" svg:viewBox="0 0 21 1601">
          <text:p/>
        </draw:connector>
        <draw:custom-shape draw:style-name="gr1" draw:text-style-name="P5" xml:id="id14" draw:id="id14" draw:layer="layout" svg:width="0.78cm" svg:height="0.78cm" svg:x="1.2cm" svg:y="16cm">
          <text:p text:style-name="P1"><text:span text:style-name="T4">N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7.6cm" svg:y1="16.45cm" svg:x2="1.98cm" svg:y2="16.39cm" draw:start-shape="id12" draw:start-glue-point="5" draw:end-shape="id14" draw:end-glue-point="10" svg:d="M7600 16450l-5620-60" svg:viewBox="0 0 5621 61">
          <text:p text:style-name="P1"><text:span text:style-name="T5">Someone is swithching </text:span></text:p>
          <text:p text:style-name="P1"><text:span text:style-name="T5">profile right now</text:span></text:p>
        </draw:connector>
        <draw:connector draw:style-name="gr2" draw:text-style-name="P1" draw:layer="layout" draw:type="line" svg:x1="1.59cm" svg:y1="16cm" svg:x2="1.51cm" svg:y2="10.6cm" draw:start-shape="id14" draw:start-glue-point="4" draw:end-shape="id8" draw:end-glue-point="8" svg:d="M1590 16000l-80-5400" svg:viewBox="0 0 81 5401">
          <text:p/>
        </draw:connector>
        <draw:connector draw:style-name="gr2" draw:text-style-name="P1" draw:layer="layout" draw:type="line" svg:x1="13.4cm" svg:y1="4.31cm" svg:x2="15.8cm" svg:y2="4.29cm" draw:end-shape="id15" draw:end-glue-point="6" svg:d="M13400 4310l2400-20" svg:viewBox="0 0 2401 21">
          <text:p/>
        </draw:connector>
        <draw:custom-shape draw:style-name="gr1" draw:text-style-name="P3" xml:id="id16" draw:id="id16" draw:layer="layout" svg:width="3.06cm" svg:height="1.32cm" svg:x="14.7cm" svg:y="5.7cm">
          <text:p text:style-name="P1"><text:span text:style-name="T2">Check</text:span></text:p>
          <text:p text:style-name="P1"><text:span text:style-name="T2">profile.lock exi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6.19cm" svg:y1="4.68cm" svg:x2="16.23cm" svg:y2="5.7cm" draw:start-shape="id15" draw:start-glue-point="8" draw:end-shape="id16" draw:end-glue-point="4" svg:d="M16190 4680l40 1020" svg:viewBox="0 0 41 1021">
          <text:p/>
        </draw:connector>
        <draw:custom-shape draw:style-name="gr1" draw:text-style-name="P4" xml:id="id19" draw:id="id19" draw:layer="layout" svg:width="0.78cm" svg:height="0.78cm" svg:x="15.8cm" svg:y="7.82cm">
          <text:p text:style-name="P1"><text:span text:style-name="T3">Y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7" draw:id="id17" draw:layer="layout" svg:width="3.36cm" svg:height="1.7cm" svg:x="14.54cm" svg:y="9.32cm">
          <text:p text:style-name="P1"><text:span text:style-name="T2">Check</text:span></text:p>
          <text:p text:style-name="P1"><text:span text:style-name="T2">profile.lock older than 6 se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22" draw:id="id22" draw:layer="layout" svg:width="1.4cm" svg:height="1.7cm" svg:x="18.3cm" svg:y="2cm">
          <text:p text:style-name="P1"><text:span text:style-name="T2">Wait 5 sec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0" draw:id="id20" draw:layer="layout" svg:width="0.78cm" svg:height="0.78cm" svg:x="18.7cm" svg:y="9.72cm">
          <text:p text:style-name="P1"><text:span text:style-name="T4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1" draw:id="id21" draw:layer="layout" svg:width="3cm" svg:height="1cm" svg:x="11.9cm" svg:y="11.52cm">
          <text:p text:style-name="P1"><text:span text:style-name="T3">Write profile to</text:span><text:span text:style-name="T3"><text:line-break/></text:span><text:span text:style-name="T3">profile.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8" draw:id="id18" draw:layer="layout" svg:width="0.78cm" svg:height="0.78cm" svg:x="12.959cm" svg:y="9.839cm">
          <text:p text:style-name="P1"><text:span text:style-name="T3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54cm" svg:y1="10.17cm" svg:x2="13.739cm" svg:y2="10.229cm" draw:start-shape="id17" draw:start-glue-point="5" draw:end-shape="id18" draw:end-glue-point="10" svg:d="M14540 10170l-801 59" svg:viewBox="0 0 802 60">
          <text:p/>
        </draw:connector>
        <draw:connector draw:style-name="gr2" draw:text-style-name="P1" draw:layer="layout" draw:type="line" svg:x1="16.23cm" svg:y1="7.02cm" svg:x2="16.19cm" svg:y2="7.82cm" draw:start-shape="id16" draw:start-glue-point="6" draw:end-shape="id19" draw:end-glue-point="4" svg:d="M16230 7020l-40 800" svg:viewBox="0 0 41 801">
          <text:p/>
        </draw:connector>
        <draw:connector draw:style-name="gr2" draw:text-style-name="P1" draw:layer="layout" draw:type="line" svg:x1="16.19cm" svg:y1="8.6cm" svg:x2="16.22cm" svg:y2="9.32cm" draw:start-shape="id19" draw:start-glue-point="8" draw:end-shape="id17" draw:end-glue-point="4" svg:d="M16190 8600l30 720" svg:viewBox="0 0 31 721">
          <text:p/>
        </draw:connector>
        <draw:connector draw:style-name="gr2" draw:text-style-name="P1" draw:layer="layout" draw:type="line" svg:x1="17.9cm" svg:y1="10.17cm" svg:x2="18.7cm" svg:y2="10.11cm" draw:start-shape="id17" draw:start-glue-point="7" draw:end-shape="id20" draw:end-glue-point="6" svg:d="M17900 10170l800-60" svg:viewBox="0 0 801 61">
          <text:p/>
        </draw:connector>
        <draw:connector draw:style-name="gr2" draw:text-style-name="P1" draw:layer="layout" draw:type="line" svg:x1="13.349cm" svg:y1="10.619cm" svg:x2="13.4cm" svg:y2="11.52cm" draw:start-shape="id18" draw:start-glue-point="8" draw:end-shape="id21" draw:end-glue-point="0" svg:d="M13349 10619l51 901" svg:viewBox="0 0 52 902">
          <text:p/>
        </draw:connector>
        <draw:connector draw:style-name="gr2" draw:text-style-name="P1" draw:layer="layout" draw:type="line" svg:x1="19.09cm" svg:y1="9.72cm" svg:x2="19cm" svg:y2="3.7cm" draw:start-shape="id20" draw:start-glue-point="4" draw:end-shape="id22" svg:d="M19090 9720l-90-6020" svg:viewBox="0 0 91 6021">
          <text:p/>
        </draw:connector>
        <draw:custom-shape draw:style-name="gr1" draw:text-style-name="P5" xml:id="id23" draw:id="id23" draw:layer="layout" svg:width="0.78cm" svg:height="0.78cm" svg:x="12.9cm" svg:y="6.02cm">
          <text:p text:style-name="P1"><text:span text:style-name="T4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29cm" svg:y1="6.8cm" svg:x2="13.349cm" svg:y2="9.839cm" draw:start-shape="id23" draw:start-glue-point="8" draw:end-shape="id18" draw:end-glue-point="4" svg:d="M13290 6800l59 3039" svg:viewBox="0 0 60 3040">
          <text:p/>
        </draw:connector>
        <draw:connector draw:style-name="gr2" draw:text-style-name="P1" draw:layer="layout" draw:type="line" svg:x1="14.7cm" svg:y1="6.36cm" svg:x2="13.68cm" svg:y2="6.41cm" draw:start-shape="id16" draw:start-glue-point="5" draw:end-shape="id23" draw:end-glue-point="10" svg:d="M14700 6360l-1020 50" svg:viewBox="0 0 1021 51">
          <text:p/>
        </draw:connector>
        <draw:custom-shape draw:style-name="gr1" draw:text-style-name="P3" xml:id="id25" draw:id="id25" draw:layer="layout" svg:width="3.36cm" svg:height="1.7cm" svg:x="11.7cm" svg:y="15.1cm">
          <text:p text:style-name="P1"><text:span text:style-name="T2">Check</text:span></text:p>
          <text:p text:style-name="P1"><text:span text:style-name="T2">profile.lock == pro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xml:id="id24" draw:id="id24" draw:layer="layout" svg:width="3cm" svg:height="1.1cm" svg:x="11.9cm" svg:y="13.3cm">
          <text:p text:style-name="P1"><text:span text:style-name="T3">Wait 1 sec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3.4cm" svg:y1="12.52cm" svg:x2="13.4cm" svg:y2="13.3cm" draw:start-shape="id21" draw:start-glue-point="2" draw:end-shape="id24" draw:end-glue-point="0" svg:d="M13400 12520v780" svg:viewBox="0 0 1 781">
          <text:p/>
        </draw:connector>
        <draw:connector draw:style-name="gr2" draw:text-style-name="P1" draw:layer="layout" draw:type="line" svg:x1="13.4cm" svg:y1="14.4cm" svg:x2="13.38cm" svg:y2="15.1cm" draw:start-shape="id24" draw:start-glue-point="2" draw:end-shape="id25" draw:end-glue-point="4" svg:d="M13400 14400l-20 700" svg:viewBox="0 0 21 701">
          <text:p/>
        </draw:connector>
        <draw:custom-shape draw:style-name="gr1" draw:text-style-name="P4" xml:id="id27" draw:id="id27" draw:layer="layout" svg:width="3cm" svg:height="1.1cm" svg:x="11.9cm" svg:y="17.7cm">
          <text:p text:style-name="P1"><text:span text:style-name="T3">Start timestamp</text:span></text:p>
          <text:p text:style-name="P1"><text:span text:style-name="T3">update th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6" draw:id="id26" draw:layer="layout" svg:width="0.78cm" svg:height="0.78cm" svg:x="18.72cm" svg:y="15.6cm">
          <text:p text:style-name="P1"><text:span text:style-name="T4">N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line" svg:x1="15.06cm" svg:y1="15.95cm" svg:x2="18.72cm" svg:y2="15.99cm" draw:start-shape="id25" draw:start-glue-point="7" draw:end-shape="id26" draw:end-glue-point="6" svg:d="M15060 15950l3660 40" svg:viewBox="0 0 3661 41">
          <text:p text:style-name="P1"><text:span text:style-name="T5">Someone is swithching </text:span></text:p>
          <text:p text:style-name="P1"><text:span text:style-name="T5">profile right now</text:span></text:p>
        </draw:connector>
        <draw:connector draw:style-name="gr2" draw:text-style-name="P1" draw:layer="layout" draw:type="line" svg:x1="19.11cm" svg:y1="15.6cm" svg:x2="19.09cm" svg:y2="10.5cm" draw:start-shape="id26" draw:start-glue-point="4" draw:end-shape="id20" draw:end-glue-point="8" svg:d="M19110 15600l-20-5100" svg:viewBox="0 0 21 5101">
          <text:p/>
        </draw:connector>
        <draw:connector draw:style-name="gr2" draw:text-style-name="P1" draw:layer="layout" draw:type="line" svg:x1="13.38cm" svg:y1="16.8cm" svg:x2="13.4cm" svg:y2="17.7cm" draw:start-shape="id25" draw:start-glue-point="6" draw:end-shape="id27" draw:end-glue-point="0" svg:d="M13380 16800l20 900" svg:viewBox="0 0 21 901">
          <text:p/>
        </draw:connector>
        <draw:custom-shape draw:style-name="gr1" draw:text-style-name="P4" xml:id="id30" draw:id="id30" draw:layer="layout" svg:width="3cm" svg:height="1.1cm" svg:x="11.9cm" svg:y="19.8cm">
          <text:p text:style-name="P1"><text:span text:style-name="T3">SWITCH PRO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8" draw:id="id28" draw:layer="layout" svg:width="6.8cm" svg:height="1.1cm" svg:x="7.5cm" svg:y="26.2cm">
          <text:p text:style-name="P1"><text:span text:style-name="T3">Return thread poin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3cm" svg:y1="20.1cm" svg:x2="10.9cm" svg:y2="26.2cm" draw:start-shape="id13" draw:start-glue-point="2" draw:end-shape="id28" svg:d="M9300 20100l1600 6100" svg:viewBox="0 0 1601 6101">
          <text:p/>
        </draw:connector>
        <draw:connector draw:style-name="gr2" draw:text-style-name="P1" draw:layer="layout" draw:type="line" svg:x1="13.4cm" svg:y1="22.8cm" svg:x2="10.9cm" svg:y2="26.2cm" draw:start-shape="id29" draw:start-glue-point="2" draw:end-shape="id28" draw:end-glue-point="0" svg:d="M13400 22800l-2500 3400" svg:viewBox="0 0 2501 3401">
          <text:p/>
        </draw:connector>
        <draw:connector draw:style-name="gr2" draw:text-style-name="P1" draw:layer="layout" draw:type="line" svg:x1="13.4cm" svg:y1="18.8cm" svg:x2="13.4cm" svg:y2="19.8cm" draw:start-shape="id27" draw:start-glue-point="2" draw:end-shape="id30" draw:end-glue-point="0" svg:d="M13400 18800v1000" svg:viewBox="0 0 1 1001">
          <text:p/>
        </draw:connector>
        <draw:custom-shape draw:style-name="gr1" draw:text-style-name="P4" xml:id="id29" draw:id="id29" draw:layer="layout" svg:width="3cm" svg:height="1.1cm" svg:x="11.9cm" svg:y="21.7cm">
          <text:p text:style-name="P1"><text:span text:style-name="T3">Update profile.conf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3.4cm" svg:y1="20.9cm" svg:x2="13.4cm" svg:y2="21.7cm" draw:start-shape="id30" draw:start-glue-point="2" draw:end-shape="id29" draw:end-glue-point="0" svg:d="M13400 20900v800" svg:viewBox="0 0 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0T12:14:56.337720609</meta:creation-date>
    <dc:date>2014-08-27T21:21:29.935870642</dc:date>
    <meta:editing-duration>PT1H27S</meta:editing-duration>
    <meta:editing-cycles>12</meta:editing-cycles>
    <meta:generator>LibreOffice/4.2.6.2$Linux_X86_64 LibreOffice_project/420$Build-2</meta:generator>
    <meta:document-statistic meta:object-count="65"/>
  </office:meta>
</office:document-meta>
</file>